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B Zar" svg:font-family="'B Zar'" style:font-pitch="variable"/>
    <style:font-face style:name="Adobe Arabic" svg:font-family="'Adobe Arabic'" style:font-family-generic="roman" style:font-pitch="variable"/>
    <style:font-face style:name="Calibri" svg:font-family="Calibri" style:font-family-generic="roman" style:font-pitch="variable"/>
    <style:font-face style:name="Sakkal Majalla" svg:font-family="'Sakkal Majalla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B Nazanin+ Regular" svg:font-family="'B Nazanin+ Regular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akkal Majalla1" svg:font-family="'Sakkal Majalla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8.2319in" fo:margin-left="0.0285in" fo:margin-right="0.0097in" fo:margin-top="0in" fo:margin-bottom="0in" style:page-number="auto" table:align="margins" style:writing-mode="rl-tb"/>
    </style:style>
    <style:style style:name="Table1.A" style:family="table-column">
      <style:table-column-properties style:column-width="2.075in" style:rel-column-width="2182*"/>
    </style:style>
    <style:style style:name="Table1.B" style:family="table-column">
      <style:table-column-properties style:column-width="0.7958in" style:rel-column-width="837*"/>
    </style:style>
    <style:style style:name="Table1.C" style:family="table-column">
      <style:table-column-properties style:column-width="0.7493in" style:rel-column-width="788*"/>
    </style:style>
    <style:style style:name="Table1.D" style:family="table-column">
      <style:table-column-properties style:column-width="2.5438in" style:rel-column-width="2675*"/>
    </style:style>
    <style:style style:name="Table1.E" style:family="table-column">
      <style:table-column-properties style:column-width="2.0681in" style:rel-column-width="2175*"/>
    </style:style>
    <style:style style:name="Table1.1" style:family="table-row">
      <style:table-row-properties style:min-row-height="0.2889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0.0069in solid #999999" fo:border-right="0.0069in solid #999999" fo:border-top="0.0069in solid #999999" fo:border-bottom="0.0208in solid #666666"/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fo:padding-left="0.075in" fo:padding-right="0.075in" fo:padding-top="0in" fo:padding-bottom="0in" fo:border="0.0069in solid #999999"/>
    </style:style>
    <style:style style:name="P1" style:family="paragraph" style:parent-style-name="Standard">
      <style:paragraph-properties fo:margin-top="0in" fo:margin-bottom="0in" fo:line-height="100%"/>
      <style:text-properties fo:font-weight="bold" style:font-weight-asian="bold" style:font-name-complex="Arial" style:font-weight-complex="bold"/>
    </style:style>
    <style:style style:name="P2" style:family="paragraph" style:parent-style-name="Standard">
      <style:paragraph-properties fo:margin-top="0in" fo:margin-bottom="0in" fo:line-height="100%"/>
      <style:text-properties style:font-name-complex="Arial"/>
    </style:style>
    <style:style style:name="P3" style:family="paragraph" style:parent-style-name="Standard" style:list-style-name="">
      <style:paragraph-properties fo:margin-left="0.1354in" fo:margin-right="0.0783in" fo:margin-top="0in" fo:margin-bottom="0in" fo:line-height="100%" fo:text-align="end" style:justify-single-word="false" fo:orphans="2" fo:widows="2" fo:text-indent="0.0008in" style:auto-text-indent="false" style:writing-mode="rl-tb"/>
      <style:text-properties style:font-name-complex="Arial"/>
    </style:style>
    <style:style style:name="T1" style:family="text">
      <style:text-properties style:font-name-complex="B Nazanin+ Regular"/>
    </style:style>
    <style:style style:name="T2" style:family="text">
      <style:text-properties fo:font-size="16pt" style:font-size-asian="16pt" style:font-name-complex="B Nazanin+ Regular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name-complex="B Nazanin+ Regular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Calibri" fo:font-size="12pt" style:font-name-asian="Calibri1" style:font-size-asian="12pt"/>
    </style:style>
    <style:style style:name="T7" style:family="text">
      <style:text-properties style:font-name="Calibri" fo:font-size="12pt" style:font-name-asian="Calibri1" style:font-size-asian="12pt" style:font-name-complex="B Nazanin+ Regular"/>
    </style:style>
    <style:style style:name="T8" style:family="text">
      <style:text-properties style:font-name="Calibri" fo:font-size="12pt" style:font-name-asian="Calibri1" style:font-size-asian="12pt" style:font-name-complex="B Nazanin+ Regular" style:font-size-complex="12pt"/>
    </style:style>
    <style:style style:name="T9" style:family="text">
      <style:text-properties style:font-name="Calibri" fo:font-size="12pt" style:font-name-asian="Calibri1" style:font-size-asian="12pt" style:font-name-complex="Times New Roman"/>
    </style:style>
    <style:style style:name="T10" style:family="text">
      <style:text-properties style:font-name="Calibri" fo:font-size="12pt" style:font-name-asian="Calibri1" style:font-size-asian="12pt" style:font-name-complex="Times New Roman" style:font-size-complex="12pt"/>
    </style:style>
    <style:style style:name="T11" style:family="text">
      <style:text-properties style:font-name="Calibri" fo:font-size="12pt" style:font-name-asian="Calibri1" style:font-size-asian="12pt" style:font-name-complex="Calibri1"/>
    </style:style>
    <style:style style:name="T12" style:family="text">
      <style:text-properties style:font-name="Calibri" fo:font-size="12pt" style:font-name-asian="Calibri1" style:font-size-asian="12pt" style:font-size-complex="12pt"/>
    </style:style>
    <style:style style:name="T13" style:family="text">
      <style:text-properties style:font-name="Sakkal Majalla" fo:font-size="12pt" style:font-name-asian="Calibri1" style:font-size-asian="12pt"/>
    </style:style>
    <style:style style:name="T14" style:family="text">
      <style:text-properties style:font-name="Sakkal Majalla" fo:font-size="12pt" style:font-name-asian="Calibri1" style:font-size-asian="12pt" style:font-name-complex="Sakkal Majall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<text:span text:style-name="T3">نام</text:span></text:p>
          </table:table-cell>
          <table:table-cell table:style-name="Table1.A1" office:value-type="string">
            <text:p text:style-name="P1"><text:span text:style-name="T3">اهمیت</text:span></text:p>
          </table:table-cell>
          <table:table-cell table:style-name="Table1.A1" office:value-type="string">
            <text:p text:style-name="P1"><text:span text:style-name="T3">برآورد</text:span></text:p>
            <text:p text:style-name="P1"><text:span text:style-name="T5">(ساعت)</text:span></text:p>
          </table:table-cell>
          <table:table-cell table:style-name="Table1.A1" office:value-type="string">
            <text:p text:style-name="P1"><text:span text:style-name="T3">چگونگی دمو</text:span></text:p>
          </table:table-cell>
          <table:table-cell table:style-name="Table1.A1" office:value-type="string">
            <text:p text:style-name="P1"><text:span text:style-name="T3">نکات</text:span></text:p>
          </table:table-cell>
        </table:table-row>
        <table:table-row table:style-name="Table1.2">
          <table:table-cell table:style-name="Table1.A2" office:value-type="string">
            <text:p text:style-name="P2">گزارش عناوین :</text:p>
            <text:p text:style-name="P2">1-نام و اطلاعات پایه دیگر 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50</text:p>
          </table:table-cell>
          <table:table-cell table:style-name="Table1.A2" office:value-type="string">
            <text:p text:style-name="P2"><text:span text:style-name="T6">درج نام _درج اطلاعات پایه ای مورد نیاز دیگر.</text:span></text:p>
          </table:table-cell>
          <table:table-cell table:style-name="Table1.A2" office:value-type="string">
            <text:p text:style-name="P2"/>
            <text:p text:style-name="P2">.....<text:bookmark text:name="_GoBack"/></text:p>
          </table:table-cell>
        </table:table-row>
        <table:table-row table:style-name="Table1.2">
          <table:table-cell table:style-name="Table1.A2" office:value-type="string">
            <text:p text:style-name="P2">گزارش عناوین :</text:p>
            <text:p text:style-name="P2">2-گزارش موجودی کل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100</text:p>
          </table:table-cell>
          <table:table-cell table:style-name="Table1.A2" office:value-type="string">
            <text:p text:style-name="P2"><text:span text:style-name="T6">شماره عنوان مورد نظر را گرفته _تعداد کپی های اجاره داده شده را محاسبه میکنیم _ تعداد کپی های رزرو شده را محاسبه میکنیم _تعداد کل موجودی اولیه را با مجموغ بالا جمع میکنیم تا اندازه موجودی فعلی بدست اید.</text:span></text:p>
          </table:table-cell>
          <table:table-cell table:style-name="Table1.A2" office:value-type="string">
            <text:p text:style-name="P2"/>
            <text:p text:style-name="P2"/>
            <text:p text:style-name="P2"/>
            <text:p text:style-name="P2">.....</text:p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>گزارش عناوین :</text:p>
            <text:p text:style-name="P2">3-گزارش لیست انتظار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90</text:p>
          </table:table-cell>
          <table:table-cell table:style-name="Table1.A2" office:value-type="string">
            <text:p text:style-name="P2"><text:span text:style-name="T6">شماره عنوان مورد نظر را گرفته </text:span><text:span text:style-name="T13">–</text:span><text:span text:style-name="T6"> تعداد رزرو عنوان مشخص شده را محاسبه میکنیم _ <text:s/>تعداد مورد نیاز از عنوان را نمایش میدهیم</text:span></text:p>
          </table:table-cell>
          <table:table-cell table:style-name="Table1.A2" office:value-type="string">
            <text:p text:style-name="P2">هدف از اینکار کمک به مدیر برای تصمیم گیری جهت خرید یا فروش نسخه ها برای رفع کاستی ها میباشد.</text:p>
          </table:table-cell>
        </table:table-row>
        <table:table-row table:style-name="Table1.2">
          <table:table-cell table:style-name="Table1.A2" office:value-type="string">
            <text:p text:style-name="P2">تنظیم نرخ و مدت اجاره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50</text:p>
          </table:table-cell>
          <table:table-cell table:style-name="Table1.A2" office:value-type="string">
            <text:p text:style-name="P2">شماره عنوان مورد نظر را گرفته _ مدت و نرخ اجاره را تنظیم میکنیم _ نرخ و مدن جدید را به آیتم های باز اضافه میکنیم.</text:p>
          </table:table-cell>
          <table:table-cell table:style-name="Table1.A2" office:value-type="string">
            <text:p text:style-name="P2">باید در نظر گرفت اگر شخصی عنوانی را اجاره کرده است و هنوز آن را بازگشت نداده نباید نرخ و مدت جدید را به ان اعمال کرد و تنها باید به آیتم های باز اعمال شود.</text:p>
          </table:table-cell>
        </table:table-row>
        <table:table-row table:style-name="Table1.2">
          <table:table-cell table:style-name="Table1.A2" office:value-type="string">
            <text:p text:style-name="P3">بک آپ گیری از سیستم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0</text:p>
          </table:table-cell>
          <table:table-cell table:style-name="Table1.A2" office:value-type="string">
            <text:p text:style-name="P2"><text:span text:style-name="T12">فشردن دکمه مربوطه _ ذخیره اطلاعات روی دیسک _نمایش</text:span><text:span text:style-name="T6"> </text:span><text:span text:style-name="T12">پیغام</text:span><text:span text:style-name="T6"> </text:span><text:span text:style-name="T12">مرتبط</text:span><text:span text:style-name="T6"> </text:span></text:p>
            <text:p text:style-name="P2"/>
          </table:table-cell>
          <table:table-cell table:style-name="Table1.A2" office:value-type="string">
            <text:p text:style-name="P2"><text:span text:style-name="T12">اطلاعات</text:span><text:span text:style-name="T6"> </text:span><text:span text:style-name="T12">مشتریان</text:span><text:span text:style-name="T6"> </text:span><text:span text:style-name="T12">،</text:span><text:span text:style-name="T6"> </text:span><text:span text:style-name="T12">موجودی</text:span><text:span text:style-name="T6"> </text:span><text:span text:style-name="T12">،</text:span><text:span text:style-name="T6"> </text:span><text:span text:style-name="T12">اجاره</text:span><text:span text:style-name="T6"> </text:span><text:span text:style-name="T12">و</text:span><text:span text:style-name="T6"> </text:span><text:span text:style-name="T12">دیرکرد</text:span><text:span text:style-name="T6"> </text:span><text:span text:style-name="T12">اجاره</text:span><text:span text:style-name="T6"> <text:s/>مواردی هستند که در بک اپ گیری دستی میتوانند ذخیره شوند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 style:font-family-generic="swiss"/>
    <style:font-face style:name="B Zar" svg:font-family="'B Zar'" style:font-pitch="variable"/>
    <style:font-face style:name="Adobe Arabic" svg:font-family="'Adobe Arabic'" style:font-family-generic="roman" style:font-pitch="variable"/>
    <style:font-face style:name="Calibri" svg:font-family="Calibri" style:font-family-generic="roman" style:font-pitch="variable"/>
    <style:font-face style:name="Sakkal Majalla" svg:font-family="'Sakkal Majalla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B Nazanin+ Regular" svg:font-family="'B Nazanin+ Regular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akkal Majalla1" svg:font-family="'Sakkal Majalla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fa" style:country-complex="IR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end" style:justify-single-word="false" fo:orphans="2" fo:widows="2" style:writing-mode="rl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0in" fo:margin-right="0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hra</meta:initial-creator>
    <dc:creator>Mahdi Rafatjah</dc:creator>
    <meta:editing-cycles>8</meta:editing-cycles>
    <meta:creation-date>2017-04-25T07:48:00</meta:creation-date>
    <dc:date>2017-04-29T09:03:03.71</dc:date>
    <meta:editing-duration>PT1M20S</meta:editing-duration>
    <meta:generator>OpenOffice/4.1.3$Win32 OpenOffice.org_project/413m1$Build-9783</meta:generator>
    <meta:document-statistic meta:table-count="1" meta:image-count="0" meta:object-count="0" meta:page-count="1" meta:paragraph-count="34" meta:word-count="250" meta:character-count="10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